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text-underline-style="solid" style:text-underline-width="auto" style:text-underline-color="font-color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  <style:style style:name="T7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32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3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Abraham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, PA./</text:p>
      <text:p text:style-name="P7"/>
      <text:p text:style-name="P6">[Front Cover]</text:p>
      <text:p text:style-name="P8">G/</text:p>
      <text:p text:style-name="P8">94<text:tab/>/</text:p>
      <text:p text:style-name="P7">On the main virtue/</text:p>
      <text:p text:style-name="P7">in the character of Abraham/</text:p>
      <text:p text:style-name="P7"/>
      <text:p text:style-name="P6">[Page 1]</text:p>
      <text:p text:style-name="P6">It is not a new revelation to say that the/ Hebrew Bible represents men as they actually were,/ that it offers no apology for their shortcomings,/ however surpassing their merits may otherwise have/ been. <text:s/>During the last three consecutive Sabbaths, the/ same character has passed in review before our mental/ vision. <text:s/>Was its possessor all-perfect? <text:s/>Nearly so/ as <text:span text:style-name="T2">a</text:span><text:span text:style-name="T5"> mortals </text:span><text:span text:style-name="T2">creature</text:span><text:span text:style-name="T5"> can possibly be, barring some weaknesses,/ impartially recorded, which, upon the minds of the/ ancients, did not leave the unpleasant impression which/ they create in ours. <text:s/>Still, people's views vary/ as to the most prominent feature, </text:span><text:span text:style-name="T2">distinguishing</text:span><text:span text:style-name="T5"> in the cha-/-racter of the founder of our nation. <text:s/>Some will point/ to the benevolence shown </text:span><text:span text:style-name="T2">towards</text:span><text:span text:style-name="T5"> his fatherless nephew;/ will admire also his pacific disposition in his intercourse with/ </text:span><text:soft-page-break/><text:span text:style-name="T5">Lot. <text:s/>That demeanour they will deem a noble example set to/ posterity, which the moralist expressed in the maxim:/ [Hebrew] "A brother is born to aid in distress"./</text:span></text:p>
      <text:p text:style-name="P6"><text:span text:style-name="T5">Others will prefer to direct attention to Abraham's/ generous hospitality, and they will enlarge upon that merit of/ our patriarch. <text:s/>In fact, the entertaining of strangers/ is a trait highly eulogized by Talmudists. <text:s/>It is related/ that on one occasion a number of our older preceptors/</text:span></text:p>
      <text:p text:style-name="P6"><text:span text:style-name="T5"/></text:p>
      <text:p text:style-name="P6"><text:span text:style-name="T5">[Page 2]</text:span></text:p>
      <text:p text:style-name="P6"><text:span text:style-name="T5">met at an Academy of learning in Jamnia. <text:s/>They/ opened the discussion by alluding to the quality, which/ they greatly valued. <text:s/>Unanimously they extolled hospit-/-ality as </text:span><text:span text:style-name="T2">an glory to</text:span><text:span text:style-name="T5"> shedding honor upon those who practice it [Hebrew]/ [Hebrew] <text:s/>Some, again, will consider/ the magnanimity which prompted our patriarch, after/ having risked his life and delivered a city from its/ invaders, to restore to </text:span><text:span text:style-name="T2">all</text:span><text:span text:style-name="T5"> every one the property </text:span><text:span text:style-name="T2">he</text:span><text:span text:style-name="T5"> revered,/ and to refuse the least gift for himself, the noblest/ of all virtues. <text:s/>And that also received at the hands of/ the Talmudists a profound acknowledgment [Hebrew]/ very many will agree that Abraham's willingness to/ part with the dearest treasure in his possession;/ with the son of promise, through whom his name/ would remain a blessing upon earth to the end of/ time [Hebrew]; his readiness I say to tear from/ his heart the child so eagerly, so yearningly ex-/-pected, so fondly loved, in order to prove his fidelity/ to God, was the crowning merit of </text:span><text:span text:style-name="T2">Abraham's</text:span><text:span text:style-name="T5"> the patriarch's life./ <text:s/>And really it is in that light that his descendants/ have regarded the trial borne during the three days'/ journey to the mountain, where devotion to religion/ struggled for victory over paternal affection./ <text:s/>The authors of the Hebrew ritual, observing the halo/</text:span></text:p>
      <text:p text:style-name="P6"><text:span text:style-name="T5"/></text:p>
      <text:p text:style-name="P6"><text:span text:style-name="T5">[Page 3]</text:span></text:p>
      <text:p text:style-name="P6"><text:span text:style-name="T5">with which prophets and sages surrounded the/ sainted brow of the </text:span><text:span text:style-name="T2">patriarch</text:span><text:span text:style-name="T5"> Hebrew of Ur Chasdim, as/ a reward of his heroic faith, filled our formulary/ of prayers with striking references to </text:span><text:span text:style-name="T2">the</text:span><text:span text:style-name="T5"> his binding/ of Isaac upon the altar [Hebrew]/</text:span></text:p>
      <text:p text:style-name="P6"><text:span text:style-name="T5"><text:tab/>Not a few will be drawn closer to Abraham/ by reason of that melting tenderness which bedewed/ with tears what was mortal of his Sarah; by reason/ of his affectionate anxiety to </text:span><text:span text:style-name="T2">sure</text:span><text:span text:style-name="T5"> secure for her,/ who had shared his joys and sorrows, an honorable/ burial. </text:span><text:span text:style-name="T2">at any cost regardless of</text:span><text:span text:style-name="T5"> Yet, admitting that each of those/ qualities was lovely, were I asked of what we, the/ progeny of Abraham, should notably boast, rather than/ cite his kindness to Lot--great as it was; his hospital-/-ity </text:span><text:span text:style-name="T2">far reaching</text:span><text:span text:style-name="T5"> unlimited as it showed itself; his unsel-/-fishness, </text:span><text:span text:style-name="T2">so very</text:span><text:span text:style-name="T5"> truly admirable; his having </text:span><text:span text:style-name="T2">show</text:span><text:span text:style-name="T5"> proved/ to the world that if, like the brutal deities of pagan-/-ism, the God he discovered in nature demanded/ human sacrifices, the great believer would have/ obeyed; or his devoted care of the body which had en-/-shrined the immortal soul of his wife, rather than all I would point/ to Abraham's intercession </text:span><text:span text:style-name="T2">ever</text:span><text:span text:style-name="T5"> for irreclaimable </text:span><text:span text:style-name="T2">unfortunate</text:span><text:span text:style-name="T5"> sinners. <text:s/>That I/ would call the loftiest virtue in the character of our patriarch./</text:span></text:p>
      <text:p text:style-name="P6"><text:span text:style-name="T5"/></text:p>
      <text:p text:style-name="P6"><text:span text:style-name="T5">[Page 4]</text:span></text:p>
      <text:p text:style-name="P6"><text:span text:style-name="T5">I will explain my sentiment. <text:s/>It is not unusual/ with our Christian neighbors to draw a contrast/ prejudicial to Judaism. <text:s/>Often I am pained by/ the charge that the religion of the Synagogue/ loses much in comparison with the religion of the/ Church; that ours is an austere religion, a re-/-ligion of unbending rigor, while through </text:span><text:span text:style-name="T2">that</text:span><text:span text:style-name="T5"> the religion of/ our neighbors a current of gentle love and </text:span><text:span text:style-name="T2">humans</text:span><text:span text:style-name="T5"> soft/ </text:span><text:span text:style-name="T2">forgiveness</text:span><text:span text:style-name="T5"> compassion runs freely with limpid clearness./</text:span></text:p>
      <text:p text:style-name="P6"><text:span text:style-name="T5">Literature, whether light or serious harps upon/ that subject with </text:span><text:span text:style-name="T2">so much</text:span><text:span text:style-name="T5"> such assurance, that even/ Israelites learn to <text:s/>chime in, encouraged by their/ own pulpits which place the Galilean, whose/ </text:span><text:span text:style-name="T2">supposed</text:span><text:span text:style-name="T5"> alleged mission heaped upon Israel mountains of/ sorrow, on a par with Moses and Isaiah and/ Micah--the glory of our race. <text:s/>The man of Naza-/-reth is eulogized as a friend of the abandoned/ and the fallen. <text:s/>The new Testament represents him/ as a seeker of publicans and outlaws for a good pur-/pose. <text:s/>But while I would always upraise and never/ cast down my fellow-creature; while I would </text:span><text:soft-page-break/><text:span text:style-name="T5">never counsel the rejection/ of even the lowest among backsliders, I hold nevertheless/ that the demeanour of the founder of our people/ and belief, rises infinitely higher than that of the Nazarene,/</text:span></text:p>
      <text:p text:style-name="P6"><text:span text:style-name="T5"/></text:p>
      <text:p text:style-name="P6"><text:span text:style-name="T5">[Page 5]</text:span></text:p>
      <text:p text:style-name="P6"><text:span text:style-name="T5">It was certainly more </text:span><text:span text:style-name="T2">honorable</text:span><text:span text:style-name="T5"> in keeping with the </text:span><text:span text:style-name="T2">dicate</text:span><text:span text:style-name="T5"> dictates of honor and dignity. <text:s/>Abraham did not/ sit with the degraded--an association of doubtful ad-/-vantage; </text:span><text:span text:style-name="T2">He</text:span><text:span text:style-name="T5"> nor did </text:span><text:span text:style-name="T2">not</text:span><text:span text:style-name="T5"> he say that he who has never/ committed a sin, should cast the first stone upon the/ adulteress--intimating that no punishment be meted/ out and that all wrongs be overlooked. <text:s/>No: he/ would not preach justice out of the world, but his/ humanity was so all embracing that he could not contem-/-plate even </text:span><text:span text:style-name="T2">at a distance</text:span><text:span text:style-name="T5"> in </text:span><text:span text:style-name="T2">his mind</text:span><text:span text:style-name="T5"> thought the sufferings that follow close/ at the heels of crime. <text:s/>A graphic illustration of that/ trait in Abraham's character is the entreaty which he poured/ forth. <text:s/>The inhabitants of Sodom or Gomorrah were/ atrociously wicked. <text:s/>Ezekiel so speaks of them in the/ name of his heavenly Master. <text:s/>"This was the iniquity/ of Sodom and her daughters, pride of abundance and of/ prosperous ease [Hebrew]...nor would she/ strengthen the hand of the poor and helpless [Hebrew]/ (Sodom and Gomorrah) were haughty they committed/ abominations, therefore (says the Lord) I took them away,/ as I saw fit" [Hebrew] <text:s/>Among the/ legendary tales of the Talmud we read the following:/ Two young women met at a fountain, where they/ had gone to drink and fetch water. <text:s/>One looked very/ sickly. <text:s/>The other asked what ailed her. <text:s/>She answered/ </text:span></text:p>
      <text:p text:style-name="P6"><text:span text:style-name="T5"/></text:p>
      <text:p text:style-name="P6"><text:span text:style-name="T5">[Page 6]</text:span></text:p>
      <text:p text:style-name="P6"><text:span text:style-name="T5">that she was nearly dying </text:span><text:span text:style-name="T2">with</text:span><text:span text:style-name="T5"> with hunger. <text:s/>Upon/ that, she who had spoken first quickly went/ and filled the empty pitcher with flour and sent/ the starving girl home. <text:s/>The generous donor was/ cruelly treated </text:span><text:span text:style-name="T2">because of that</text:span><text:span text:style-name="T5"> by her brutal country-/-men, as a recompense for her goodness. <text:s/>Now, Abraham must have known </text:span><text:span text:style-name="T2">and</text:span><text:span text:style-name="T5"> how pro-/-fligate and inhuman were the people in whose/ midst his nephew Lot had settled. <text:s/>Still, when/ the vision vouchsafed to him exhibited to view the/ impending doom with which Sodom and her sur-/-rounding towns were threatened, he prayed, ardently/ prayed, most humbly prayed [Hebrew], perseve-/-ringly prayed for Divine mercy. <text:s/>He did not simply/ petition that his brother's son and his relatives/ </text:span><text:span text:style-name="T2">be</text:span><text:span text:style-name="T5"> might, for his virtues' sake, be delivered from the univer-/-sal catastrophe, but he implored of the Lord that/ all </text:span><text:span text:style-name="T2">might</text:span><text:span text:style-name="T5"> would be shielded under the wings of </text:span><text:span text:style-name="T2">Divine</text:span><text:span text:style-name="T5"> heavenly/ graciousness. <text:s/></text:span><text:span text:style-name="T2">[Hebrew]</text:span><text:span text:style-name="T5"> <text:s/>Have the/ progeny of the patriarch inherited the quality/ of sweet mercy which is nobility's true badge?/ <text:s/>Most assuredly they have [Hebrew] is the little they bear. <text:s/>They/ gained it because the blood of Abraham courses through/ their veins; they gained it because his example and precept/</text:span></text:p>
      <text:p text:style-name="P6"><text:span text:style-name="T5"/></text:p>
      <text:p text:style-name="P6"><text:span text:style-name="T5">[Page 7]</text:span></text:p>
      <text:p text:style-name="P6"><text:span text:style-name="T5">gave them lasting instruction. <text:s/>To bring </text:span><text:span text:style-name="T2">forth</text:span><text:span text:style-name="T5"> into/ action the noblest trait of Abraham's character, God/ revealed His purpose to the ancient patriarch [Hebrew]/ [Hebrew]/ "I have known him--meaning I have distinctly set him/ apart--to the end that he may command his child-/-ren and his household after him and they shall keep/ the way of the Lord, to do righteousness and justice"./ <text:s/>In the word </text:span><text:span text:style-name="T6">Zedakah</text:span><text:span text:style-name="T7"> translated "righteousness," gene-/-rous beneficence, deep compassion, absolute forgiveness/ are comprehended, so </text:span><text:span text:style-name="T3">ar</text:span><text:span text:style-name="T7"> our Bible proclaims, and all/ can hear that declaration who study to learn the prin-/-ciples on which their religion stands [Hebrew]/ "</text:span><text:span text:style-name="T6">Zedakah</text:span><text:span text:style-name="T7"> exalts a nation" [Hebrew]/ "The promotion of peace and the exercise of commiseration/ are </text:span><text:span text:style-name="T6">Zedakah</text:span><text:span text:style-name="T7">". <text:s/>In the word </text:span><text:span text:style-name="T6">Mishpat</text:span><text:span text:style-name="T7"> or "Justice" Jews/ who understand their creed, perceive the golden rule,/ which is not Christian, for Hillel </text:span><text:span text:style-name="T3">and</text:span><text:span text:style-name="T7"> the Babylonian/ anticipated Jesus the Galilean when he said [Hebrew]/ [Hebrew] "Do not unto others what would be unpleasant/ to thyself." <text:s/>That rule, as inculcated by prophets and/ Sages, means an honesty of thought so perfect that/ will not allow a</text:span><text:span text:style-name="T3">n</text:span><text:span text:style-name="T7"> single action which has not been weighed/ in the scales of truthfulness./</text:span></text:p>
      <text:p text:style-name="P6"><text:span text:style-name="T7"/></text:p>
      <text:p text:style-name="P6"><text:soft-page-break/><text:span text:style-name="T7">[Page 8]</text:span></text:p>
      <text:p text:style-name="P6"><text:span text:style-name="T7">Holy Writ calls a conduct measured by the/ line of St </text:span><text:span text:style-name="T6">Zedakah</text:span><text:span text:style-name="T7"> and </text:span><text:span text:style-name="T6">Mishpat</text:span><text:span text:style-name="T7"> godliness,/ or keeping the way of the Lord [Hebrew]/ Thus preached Jeremiah by divine inspiration "Let not the wise man glory in his/ wisdom, neither let the mighty man glory in his might,/ let not the rich man glory in his riches, but let him/ that glories glory in this, that he understands and knows/ Me that I am the Lord </text:span><text:span text:style-name="T3">that</text:span><text:span text:style-name="T7"> who exercises loving kindness, justice/ and righteousness </text:span><text:span text:style-name="T4">Misp</text:span><text:span text:style-name="T6"> Mishpat Uzdakah in</text:span><text:span text:style-name="T7"> the/ earth, for in those things I delight, says the Lord"./ <text:s/>Brethren. <text:s/>Why search out goodness through/ other channels, when it strains forth perennially/ in our own midst? <text:s/>Why ungratefully </text:span><text:span text:style-name="T3">b</text:span><text:span text:style-name="T7"> turn our/ back on our own preceptors, to seek instruction at/ the hands of the stranger? <text:s/>It has been very re-/-cently preached, in a spot ostensibly </text:span><text:span text:style-name="T3">dedicated</text:span><text:span text:style-name="T7"> devoted to/ the interests of Judaism, that a more sublime teach-/-ing than the sermon on the Mount, would be very/ difficult to imagine. <text:s/>Well, </text:span><text:span text:style-name="T3">beleve</text:span><text:span text:style-name="T7"> believe me/ Israelites, what is acceptable there, is a </text:span><text:span text:style-name="T6">facsimile</text:span><text:span text:style-name="T7">;/ the original is ours; what clashes there with rea-/-son is a new testamen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6-06T12:15:05.38</meta:creation-date>
    <dc:date>2012-06-06T13:34:33.85</dc:date>
    <dc:creator>Penn Libraries</dc:creator>
    <meta:editing-duration>PT00H09M4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8" meta:word-count="1843" meta:character-count="11480"/>
  </office:meta>
</office:document-meta>
</file>